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d96" officeooo:paragraph-rsid="000add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fa2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deServices</text:p>
      <text:p text:style-name="P1"/>
      <text:p text:style-name="P1">Create Request:</text:p>
      <text:p text:style-name="P1"/>
      <text:p text:style-name="P1">Http Post: /trades</text:p>
      <text:p text:style-name="P1"/>
      <text:p text:style-name="P1">Sample Request:</text:p>
      <text:p text:style-name="P1">{</text:p>
      <text:p text:style-name="P1"><text:tab/>side: BUY/SELL,</text:p>
      <text:p text:style-name="P1"><text:tab/>quantity: xyz MT,</text:p>
      <text:p text:style-name="P1"><text:tab/>price: xyz,</text:p>
      <text:p text:style-name="P1"><text:tab/>tradeDate: Date,</text:p>
      <text:p text:style-name="P1"><text:tab/>status: Open/Nominated,</text:p>
      <text:p text:style-name="P1"><text:tab/>Counterparty: xyz,</text:p>
      <text:p text:style-name="P1"><text:tab/>Commodity: abc,</text:p>
      <text:p text:style-name="P1"><text:tab/>Location: pqr</text:p>
      <text:p text:style-name="P1">}</text:p>
      <text:p text:style-name="P1">Response:</text:p>
      <text:p text:style-name="P1">Trade succesfully created</text:p>
      <text:p text:style-name="P1"/>
      <text:p text:style-name="P1">GET:</text:p>
      <text:p text:style-name="P1"><text:s text:c="2"/>REQ:</text:p>
      <text:p text:style-name="P1"><text:tab/>/<text:span text:style-name="T1">trades/{id}</text:span></text:p>
      <text:p text:style-name="P1"><text:span text:style-name="T1"><text:s text:c="2"/>RES:</text:span></text:p>
      <text:p text:style-name="P1"><text:span text:style-name="T1"><text:tab/>{</text:span></text:p>
      <text:p text:style-name="P1"><text:span text:style-name="T1"><text:tab/>id:12345678,</text:span></text:p>
      <text:p text:style-name="P1"><text:tab/>side: BUY/SELL,</text:p>
      <text:p text:style-name="P1"><text:tab/>quantity: xyz MT,</text:p>
      <text:p text:style-name="P1"><text:tab/>price: xyz,</text:p>
      <text:p text:style-name="P1"><text:tab/>tradeDate: Date,</text:p>
      <text:p text:style-name="P1"><text:tab/>status: Open/Nominated,</text:p>
      <text:p text:style-name="P1"><text:tab/>Counterparty: xyz,</text:p>
      <text:p text:style-name="P1"><text:tab/>Commodity: abc,</text:p>
      <text:p text:style-name="P1"><text:tab/>Location: pqr</text:p>
      <text:p text:style-name="P1"><text:span text:style-name="T1"><text:tab/>}</text:span></text:p>
      <text:p text:style-name="P1"><text:span text:style-name="T1"/></text:p>
      <text:p text:style-name="P1"><text:span text:style-name="T1">UPDATE:</text:span></text:p>
      <text:p text:style-name="P1"><text:span text:style-name="T1"><text:s text:c="2"/>REQ:</text:span></text:p>
      <text:p text:style-name="P1"><text:span text:style-name="T1"><text:tab/>/trades/{id}</text:span></text:p>
      <text:p text:style-name="P1"><text:span text:style-name="T1"><text:tab/>{</text:span></text:p>
      <text:p text:style-name="P1"><text:span text:style-name="T1"><text:tab/>id:12345678,</text:span></text:p>
      <text:p text:style-name="P1"><text:tab/>status: Open/Nominated,</text:p>
      <text:p text:style-name="P1"><text:span text:style-name="T1"><text:tab/>}</text:span></text:p>
      <text:p text:style-name="P1"><text:span text:style-name="T1"><text:s text:c="2"/>RES:</text:span></text:p>
      <text:p text:style-name="P1"><text:span text:style-name="T1"><text:tab/></text:span><text:span text:style-name="T2">Http 200K</text:span></text:p>
      <text:p text:style-name="P1"><text:span text:style-name="T1">DELETE:</text:span></text:p>
      <text:p text:style-name="P1"><text:span text:style-name="T1"><text:s text:c="2"/>REQ:</text:span></text:p>
      <text:p text:style-name="P1"><text:span text:style-name="T1"><text:tab/>/trades/{id}</text:span></text:p>
      <text:p text:style-name="P1"><text:span text:style-name="T1"><text:s text:c="2"/>RES:</text:span></text:p>
      <text:p text:style-name="P1"><text:span text:style-name="T1"><text:tab/></text:span><text:span text:style-name="T2">Http 200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2:43:50.709937306</meta:creation-date>
    <dc:date>2019-07-07T13:40:57.185431746</dc:date>
    <meta:editing-duration>PT34M35S</meta:editing-duration>
    <meta:editing-cycles>1</meta:editing-cycles>
    <meta:document-statistic meta:table-count="0" meta:image-count="0" meta:object-count="0" meta:page-count="1" meta:paragraph-count="45" meta:word-count="73" meta:character-count="542" meta:non-whitespace-character-count="474"/>
    <meta:generator>LibreOffice/6.2.5.2$Linux_X86_64 LibreOffice_project/a887734edd14b7c31b8ab527c0422d03c5e16f8b</meta:generator>
  </office:meta>
</office:document-meta>
</file>